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3" office:value-type="date" office:date-value="2019-10-14" calcext:value-type="date">
            <text:p>10/14/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3" office:value-type="date" office:date-value="2019-10-14" calcext:value-type="date">
            <text:p>10/14/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22:20:09.275144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22:20:40.801480515</dc:date>
    <meta:editing-duration>PT14M7S</meta:editing-duration>
    <meta:editing-cycles>11</meta:editing-cycles>
    <meta:generator>LibreOffice/6.2.7.1$Linux_X86_64 LibreOffice_project/20$Build-1</meta:generator>
    <meta:document-statistic meta:table-count="1" meta:cell-count="192" meta:object-count="0"/>
  </office:meta>
</office:document-meta>
</file>